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subtitle">
      <style:graphic-properties draw:fill-color="#ffffff" draw:auto-grow-height="true" fo:min-height="8.569cm"/>
    </style:style>
    <style:style style:name="pr5" style:family="presentation" style:parent-style-name="lyt-cool-notes" style:list-style-name="L4">
      <style:graphic-properties draw:fill-color="#ffffff" draw:auto-grow-height="true" fo:min-height="11.411cm"/>
    </style:style>
    <style:style style:name="pr6" style:family="presentation" style:parent-style-name="lyt-cool-outline1">
      <style:graphic-properties draw:fill-color="#ffffff" draw:auto-grow-height="true" fo:min-height="7.069cm"/>
    </style:style>
    <style:style style:name="pr7" style:family="presentation" style:parent-style-name="lyt-cool-outline1">
      <style:graphic-properties draw:fill-color="#ffffff" draw:auto-grow-height="true" fo:min-height="5.069cm"/>
    </style:style>
    <style:style style:name="pr8" style:family="presentation" style:parent-style-name="lyt-cool-outline1">
      <style:graphic-properties draw:fill-color="#ffffff" draw:auto-grow-height="true" fo:min-height="3.662cm"/>
    </style:style>
    <style:style style:name="pr9" style:family="presentation" style:parent-style-name="lyt-cool-outline1">
      <style:graphic-properties draw:fill-color="#ffffff" draw:auto-grow-height="true" fo:min-height="5cm"/>
    </style:style>
    <style:style style:name="pr10" style:family="presentation" style:parent-style-name="lyt-cool-outline1">
      <style:graphic-properties draw:fill-color="#ffffff" draw:auto-grow-height="true" fo:min-height="3.069cm"/>
    </style:style>
    <style:style style:name="pr11" style:family="presentation" style:parent-style-name="lyt-cool-outline1">
      <style:graphic-properties draw:fill-color="#ffffff" draw:auto-grow-height="true" fo:min-height="1.569cm"/>
    </style:style>
    <style:style style:name="pr12" style:family="presentation" style:parent-style-name="lyt-cool-outline1">
      <style:graphic-properties draw:fill-color="#ffffff" draw:auto-grow-height="true" fo:min-height="2.0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align="start" text:enable-numbering="true" fo:text-indent="-0.6cm"/>
      <style:text-properties fo:font-family="Albany" style:font-family-generic="swiss" fo:font-size="32pt"/>
    </style:style>
    <style:style style:name="P6" style:family="paragraph">
      <style:paragraph-properties fo:margin-left="0.6cm" fo:margin-right="0cm" fo:text-align="start" text:enable-numbering="false" fo:text-indent="-0.6cm"/>
      <style:text-properties fo:font-family="Albany" style:font-family-generic="swiss" fo:font-size="32pt"/>
    </style:style>
    <style:style style:name="P7" style:family="paragraph">
      <style:paragraph-properties fo:margin-left="0.6cm" fo:margin-right="0cm" fo:text-align="center" text:enable-numbering="false" fo:text-indent="-0.6cm"/>
      <style:text-properties fo:font-family="Albany" style:font-family-generic="swiss" fo:font-size="32pt"/>
    </style:style>
    <style:style style:name="P8" style:family="paragraph">
      <style:paragraph-properties fo:margin-left="0.6cm" fo:margin-right="0cm" text:enable-numbering="true" fo:text-indent="-0.6cm"/>
      <style:text-properties fo:font-family="Albany" style:font-family-generic="swiss" fo:font-size="32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1.2cm" fo:margin-right="0cm" text:enable-numbering="true" fo:text-indent="-0.9cm"/>
      <style:text-properties fo:font-style="normal"/>
    </style:style>
    <style:style style:name="P11" style:family="paragraph">
      <style:paragraph-properties fo:margin-left="1.2cm" fo:margin-right="0cm" fo:text-align="start" fo:text-indent="-0.9cm"/>
      <style:text-properties fo:font-style="normal"/>
    </style:style>
    <style:style style:name="P12" style:family="paragraph">
      <style:paragraph-properties fo:margin-left="1.2cm" fo:margin-right="0cm" fo:text-indent="-0.9cm"/>
      <style:text-properties fo:font-size="24pt"/>
    </style:style>
    <style:style style:name="P13" style:family="paragraph">
      <style:paragraph-properties fo:margin-left="1.2cm" fo:margin-right="0cm" fo:text-align="center" text:enable-numbering="false" fo:text-indent="-0.9cm"/>
    </style:style>
    <style:style style:name="P14" style:family="paragraph">
      <style:paragraph-properties fo:margin-left="1.2cm" fo:margin-right="0cm" text:enable-numbering="false" fo:text-indent="-0.9cm"/>
      <style:text-properties fo:font-size="24pt"/>
    </style:style>
    <style:style style:name="P15" style:family="paragraph">
      <style:paragraph-properties fo:margin-left="2.4cm" fo:margin-right="0cm" fo:text-indent="-0.8cm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family="Albany" style:font-family-generic="swiss" fo:font-size="32pt" fo:font-style="italic" fo:font-weight="bold"/>
    </style:style>
    <style:style style:name="T4" style:family="text">
      <style:text-properties style:text-position="sub 58%" fo:font-family="Albany" style:font-family-generic="swiss" fo:font-size="32pt" fo:font-style="italic" fo:font-weight="bold" style:font-size-asian="24pt" style:font-size-complex="24pt"/>
    </style:style>
    <style:style style:name="T5" style:family="text">
      <style:text-properties fo:font-family="Albany" style:font-family-generic="swiss" fo:font-size="32pt" fo:font-style="italic"/>
    </style:style>
    <style:style style:name="T6" style:family="text">
      <style:text-properties fo:font-family="Albany" style:font-family-generic="swiss" fo:font-size="32pt"/>
    </style:style>
    <style:style style:name="T7" style:family="text">
      <style:text-properties style:text-position="super 58%" fo:font-family="Albany" style:font-family-generic="swiss" fo:font-size="32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8" style:family="text">
      <style:text-properties fo:font-style="italic" fo:font-weight="bold"/>
    </style:style>
    <style:style style:name="T9" style:family="text">
      <style:text-properties fo:font-style="normal" fo:font-weight="bold"/>
    </style:style>
    <style:style style:name="T10" style:family="text">
      <style:text-properties fo:font-style="normal" fo:font-weight="normal"/>
    </style:style>
    <style:style style:name="T11" style:family="text">
      <style:text-properties style:text-position="sub 58%" fo:font-size="32pt" fo:font-style="italic" fo:font-weight="bold" style:font-size-asian="24pt" style:font-size-complex="24pt"/>
    </style:style>
    <style:style style:name="T12" style:family="text">
      <style:text-properties style:text-position="sub 58%" fo:font-size="32pt" fo:font-style="normal" fo:font-weight="bold" style:font-size-asian="24pt" style:font-size-complex="24pt"/>
    </style:style>
    <style:style style:name="T13" style:family="text">
      <style:text-properties fo:font-style="normal"/>
    </style:style>
    <style:style style:name="T14" style:family="text">
      <style:text-properties style:text-position="sub 58%" fo:font-style="italic" fo:font-weight="bold"/>
    </style:style>
    <style:style style:name="T15" style:family="text">
      <style:text-properties fo:font-size="32pt" fo:font-style="italic" fo:font-weight="bold"/>
    </style:style>
    <style:style style:name="T16" style:family="text">
      <style:text-properties style:text-position="sub 58%" fo:font-size="32pt" fo:font-style="italic" fo:font-weight="bold"/>
    </style:style>
    <style:style style:name="T17" style:family="text">
      <style:text-properties style:text-position="0% 100%" fo:font-style="italic" fo:font-weight="bold"/>
    </style:style>
    <style:style style:name="T18" style:family="text">
      <style:text-properties style:text-position="0% 100%" fo:font-style="normal" fo:font-weight="normal"/>
    </style:style>
    <style:style style:name="T19" style:family="text">
      <style:text-properties fo:font-size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Understanding the basic ME of a point source</text:p>
              </text:list-item>
            </text:list>
            <text:list text:style-name="L2">
              <text:list-item>
                <text:p text:style-name="P4">Understanding how the <text:span text:style-name="T2">implicit MEs</text:span> of legacy packages map to the full ME</text:p>
              </text:list-item>
            </text:list>
            <text:list text:style-name="L2">
              <text:list-item>
                <text:p text:style-name="P4">Understanding how observational effects show up in the M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M.E. of a (polarized)<text:line-break/>point source</text:p>
          </draw:text-box>
        </draw:frame>
        <draw:frame presentation:style-name="pr4" draw:text-style-name="P8" draw:layer="layout" svg:width="26cm" svg:height="8.569cm" svg:x="2cm" svg:y="10.546cm" presentation:class="subtitle" presentation:user-transformed="true">
          <draw:text-box>
            <text:list text:style-name="L3">
              <text:list-item>
                <text:p text:style-name="P5"><text:span text:style-name="T3">V</text:span><text:span text:style-name="T4">pq</text:span><text:span text:style-name="T5">:</text:span><text:span text:style-name="T6"> </text:span><text:span text:style-name="T6"><text:tab/></text:span><text:span text:style-name="T6">visibility measured by ifr </text:span><text:span text:style-name="T5">p-q</text:span><text:span text:style-name="T6">.</text:span></text:p>
              </text:list-item>
            </text:list>
            <text:list text:style-name="L3">
              <text:list-item>
                <text:p text:style-name="P5"><text:span text:style-name="T3">J</text:span><text:span text:style-name="T4">p</text:span><text:span text:style-name="T6"> <text:s/></text:span><text:span text:style-name="T3">J</text:span><text:span text:style-name="T4">q</text:span><text:span text:style-name="T6">: </text:span><text:span text:style-name="T6"><text:tab/></text:span><text:span text:style-name="T5">Jones matrices</text:span><text:span text:style-name="T6"> of antennas </text:span><text:span text:style-name="T5">p, q</text:span><text:span text:style-name="T6">.</text:span></text:p>
              </text:list-item>
            </text:list>
            <text:list text:style-name="L3">
              <text:list-item>
                <text:p text:style-name="P5"><text:span text:style-name="T3">B</text:span><text:span text:style-name="T6">: </text:span><text:span text:style-name="T6"><text:tab/></text:span><text:span text:style-name="T6">brightness matrix of source.</text:span></text:p>
              </text:list-item>
            </text:list>
            <text:list text:style-name="L3">
              <text:list-item>
                <text:p text:style-name="P5"><text:span text:style-name="T7">†</text:span><text:span text:style-name="T6">: </text:span><text:span text:style-name="T6"><text:tab/></text:span><text:span text:style-name="T6"><text:tab/></text:span><text:span text:style-name="T6">complex conjugate &amp; transpose operator.</text:span></text:p>
              </text:list-item>
            </text:list>
            <text:list text:style-name="L3">
              <text:list-item>
                <text:p text:style-name="P6"><text:span text:style-name="T6"/></text:p>
              </text:list-item>
            </text:list>
            <text:list text:style-name="L3">
              <text:list-item>
                <text:p text:style-name="P7"><text:span text:style-name="T5">All terms are 2x2 complex matrices!</text:span></text:p>
              </text:list-item>
            </text:list>
          </draw:text-box>
        </draw:frame>
        <draw:frame draw:style-name="gr2" draw:layer="layout" svg:width="1.999cm" svg:height="0.999cm" svg:x="13.192cm" svg:y="10.1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9.523cm" svg:height="2.451cm" svg:x="10cm" svg:y="6.54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9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In other words...</text:p>
          </draw:text-box>
        </draw:frame>
        <draw:frame draw:style-name="gr2" draw:layer="layout" svg:width="21.238cm" svg:height="4.035cm" svg:x="3cm" svg:y="6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text-style-name="P11" draw:layer="layout" svg:width="23.912cm" svg:height="7.069cm" svg:x="2.058cm" svg:y="12cm" presentation:class="outline" presentation:user-transformed="true">
          <draw:text-box>
            <text:list text:style-name="L2">
              <text:list-item>
                <text:p text:style-name="P10"><text:span text:style-name="T8">B</text:span><text:span text:style-name="T9"> </text:span><text:span text:style-name="T10">describes the flux and polarization of the source.</text:span></text:p>
              </text:list-item>
            </text:list>
            <text:list text:style-name="L2">
              <text:list-item>
                <text:p text:style-name="P10"><text:span text:style-name="T8">J</text:span><text:span text:style-name="T11">p</text:span><text:span text:style-name="T12"> </text:span><text:span text:style-name="T13">represents all transmission effects along the signal propagation path associated with antenna </text:span><text:span text:style-name="T9">p</text:span><text:span text:style-name="T13">. <text:s/>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4" draw:layer="layout" svg:width="23.912cm" svg:height="13.231cm" svg:x="1.958cm" svg:y="5.838cm" presentation:class="outline" presentation:user-transformed="true">
          <draw:text-box>
            <text:list text:style-name="L2">
              <text:list-item>
                <text:p text:style-name="P4"><text:s/><text:span text:style-name="T8">J</text:span><text:span text:style-name="T14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4">Therefore, the “total” <text:s/><text:span text:style-name="T15">J</text:span><text:span text:style-name="T16">p</text:span><text:span text:style-name="T14"> <text:s/></text:span>is a matrix product of Jones term corresponding to “individual” effects:<text:line-break/> <text:tab/> <text:s text:c="5"/><text:span text:style-name="T8">J</text:span><text:span text:style-name="T14">p <text:s/></text:span><text:span text:style-name="T17">= J</text:span><text:span text:style-name="T14">1,p <text:s/></text:span><text:span text:style-name="T17">J</text:span><text:span text:style-name="T14">2,p</text:span><text:span text:style-name="T17"> ... </text:span><text:span text:style-name="T14"><text:s/></text:span><text:span text:style-name="T17">J</text:span><text:span text:style-name="T14">n,p</text:span></text:p>
              </text:list-item>
            </text:list>
            <text:list text:style-name="L2">
              <text:list-item>
                <text:p text:style-name="P4"><text:span text:style-name="T18">The order of the </text:span><text:span text:style-name="T17">J</text:span><text:span text:style-name="T18"> terms corresponds to the physical order of the effects. In general, the terms don't commut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7" draw:text-style-name="P4" draw:layer="layout" svg:width="23.912cm" svg:height="5.069cm" svg:x="2cm" svg:y="13.931cm" presentation:class="outline" presentation:user-transformed="true">
          <draw:text-box>
            <text:list text:style-name="L2">
              <text:list-item>
                <text:p text:style-name="P4">A complete and mathematically elegant framework for describing signal propagation effects.</text:p>
              </text:list-item>
            </text:list>
            <text:list text:style-name="L2">
              <text:list-item>
                <text:p text:style-name="P4">Effortlessly incorporates polarization.</text:p>
              </text:list-item>
            </text:list>
          </draw:text-box>
        </draw:frame>
        <draw:frame draw:style-name="gr2" draw:layer="layout" svg:width="20.817cm" svg:height="5.579cm" svg:x="4cm" svg:y="6.91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8" draw:text-style-name="P4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4">Most effects have a very simple Jones representation:</text:p>
              </text:list-item>
            </text:list>
          </draw:text-box>
        </draw:frame>
        <draw:frame draw:style-name="gr2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0.046cm" svg:height="10.055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9" draw:text-style-name="P12" draw:layer="layout" svg:width="23.912cm" svg:height="5cm" svg:x="2.5cm" svg:y="21.5cm" presentation:class="outline" presentation:placeholder="true" presentation:user-transformed="true">
          <draw:text-box/>
        </draw:frame>
        <draw:frame draw:style-name="gr2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5.589cm" svg:height="14.471cm" svg:x="2cm" svg:y="6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0" draw:text-style-name="P4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2" draw:layer="layout" svg:width="15.454cm" svg:height="12.851cm" svg:x="6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1" draw:text-style-name="P14" draw:layer="layout" svg:width="23.912cm" svg:height="1.569cm" svg:x="2.5cm" svg:y="18.931cm" presentation:class="outline" presentation:user-transformed="true">
          <draw:text-box>
            <text:list text:style-name="L2">
              <text:list-item>
                <text:p text:style-name="P13"><text:span text:style-name="T19">(note that scalar matrices commute with everything)</text:span></text:p>
              </text:list-item>
            </text:list>
          </draw:text-box>
        </draw:frame>
        <draw:frame draw:style-name="gr2" draw:layer="layout" svg:width="23.181cm" svg:height="12.801cm" svg:x="3cm" svg:y="5.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presentation:style-name="pr12" draw:text-style-name="P4" draw:layer="layout" svg:width="23.912cm" svg:height="2.069cm" svg:x="2.088cm" svg:y="18.5cm" presentation:class="outline" presentation:placeholder="true" presentation:user-transformed="true">
          <draw:text-box/>
        </draw:frame>
        <draw:frame draw:style-name="gr2" draw:layer="layout" svg:width="20.835cm" svg:height="9.51cm" svg:x="4.165cm" svg:y="7.037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ere do we get the data?</text:p>
          </draw:text-box>
        </draw:frame>
        <draw:frame presentation:style-name="pr2" draw:text-style-name="P4" draw:layer="layout" svg:width="23.912cm" svg:height="14.533cm" svg:x="2.058cm" svg:y="5.838cm" presentation:class="outline" presentation:user-transformed="true">
          <draw:text-box>
            <text:list text:style-name="L2">
              <text:list-item>
                <text:p text:style-name="P3"><text:span text:style-name="T13">Where do these values come from?</text:span></text:p>
              </text:list-item>
            </text:list>
            <text:list text:style-name="L2">
              <text:list-item>
                <text:p text:style-name="P3"><text:span text:style-name="T13"/></text:p>
              </text:list-item>
            </text:list>
            <text:list text:style-name="L2">
              <text:list-item>
                <text:p text:style-name="P4"><text:span text:style-name="T2">lmn</text:span><text:span text:style-name="T13">'s</text:span> are computed from the source RA/Dec and the phase centre RA/Dec</text:p>
              </text:list-item>
            </text:list>
            <text:list text:style-name="L2">
              <text:list-item>
                <text:p text:style-name="P4"><text:span text:style-name="T2">uvw</text:span>'s are computed from antenna positions, time, and the phase centre RA/Dec</text:p>
              </text:list-item>
            </text:list>
            <text:list text:style-name="L2">
              <text:list-item>
                <text:list>
                  <text:list-item>
                    <text:p text:style-name="P15">source RA/Dec: supplied by 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time: come from the MS gr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phase centre RA/Dec: comes from MS “header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antenna positions: comes from <text:s/>MS “header”</text:p>
                  </text:list-item>
                </text:list>
              </text:list-item>
            </text:list>
            <text:list text:style-name="L2">
              <text:list-item>
                <text:p text:style-name="P4">Need a way to get values from MS and put them into the tre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Introducing gain errors</text:p>
          </draw:text-box>
        </draw:frame>
        <draw:frame presentation:style-name="pr12" draw:text-style-name="P4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2" draw:layer="layout" svg:width="11.009cm" svg:height="13.896cm" svg:x="7.991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0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09-22T16:02:18</dc:date>
    <meta:print-date>2006-09-19T14:17:42</meta:print-date>
    <dc:language>en-US</dc:language>
    <meta:editing-cycles>23</meta:editing-cycles>
    <meta:editing-duration>P1DT12H27M42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o math:stretchy="false">i</math:mo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o math:stretchy="false">i</math:mo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o math:stretchy="false">i</math:mo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sub>
                        <math:mi>d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d</math:mi>
                        <math:mi math:fontstyle="italic">yx</math:mi>
                      </math:msub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%i %phi} # 0 ## 0 # e^{%i %phi}} right ) equiv e^{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_{xy} ## d_{yx}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o math:stretchy="false">=</math:mo>
          <math:mfenced math:open="" math:close="">
            <math:mtable>
              <math:mtr>
                <math:mtd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td>
              </math:mtr>
            </math:mtable>
          </math:mfenced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</math:mrow>
                <math:msub>
                  <math:mi>g</math:mi>
                  <math:mrow>
                    <math:mi>x</math:mi>
                    <math:mi>,</math:mi>
                    <math:mi>p</math:mi>
                  </math:mrow>
                </math:msub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 math:fontstyle="italic">pq</math:mi>
                    </math:msub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</math:mrow>
                <math:msub>
                  <math:mi>g</math:mi>
                  <math:mrow>
                    <math:mi>y</math:mi>
                    <math:mi>,</math:mi>
                    <math:mi>p</math:mi>
                  </math:mrow>
                </math:msub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 math:fontstyle="italic">pq</math:mi>
                    </math:msub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</math:mrow>
                <math:msub>
                  <math:mi>g</math:mi>
                  <math:mrow>
                    <math:mi>x</math:mi>
                    <math:mi>,</math:mi>
                    <math:mi>p</math:mi>
                  </math:mrow>
                </math:msub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 math:fontstyle="italic">pq</math:mi>
                    </math:msub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i>i</math:mi>
                      </math:mrow>
                      <math:mi>V</math:mi>
                    </math:mrow>
                    <math:mo math:stretchy="false"></math:mo>
                  </math:mrow>
                </math:mrow>
                <math:msub>
                  <math:mi>g</math:mi>
                  <math:mrow>
                    <math:mi>y</math:mi>
                    <math:mi>,</math:mi>
                    <math:mi>p</math:mi>
                  </math:mrow>
                </math:msub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 math:fontstyle="italic">pq</math:mi>
                    </math:msub>
                  </math:mrow>
                </math:msup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newline newline
alignc size 24 "or in scalar form:" newline
alignl size 24 { v_{xx,pq} = (I+Q) g_{x,p}{bar g}_{x,q}e^{%i %phi_{pq}} } newline 
alignl size 24 { v_{yy,pq} = (I-Q) g_{y,p}{bar g}_{y,q}e^{%i %phi_{pq}} } newline 
alignl size 24 { v_{xy,pq} = (U-%i V) g_{x,p}{bar g}_{y,q}e^{%i %phi_{pq}} } newline 
alignl size 24 { v_{yx,pq} = (U+i V) g_{y,p}{bar g}_{x,q}e^{%i %phi_{pq}}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frac>
                      <math:mrow>
                        <math:mn>2</math:mn>
                        <math:mo math:stretchy="false"></math:mo>
                        <math:mo math:stretchy="false">i</math:mo>
                      </math:mrow>
                      <math:mo math:stretchy="false"></math:mo>
                    </math:mfrac>
                  </math:mrow>
                  <math:mrow>
                    <math:mo math:stretchy="false"></math:mo>
                    <math:mrow>
                      <math:msub>
                        <math:mi>u</math:mi>
                        <math:mi>p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>p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>p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</math:mrow>
          </math:mrow>
        </math:mstyle>
      </math:mtr>
      <math:mtr>
        <math:mstyle math:fontsize="24pt">
          <math:mrow>
            <math:mtext>We have a MeqVisPhaseShift node that computes </math:mtext>
          </math:mrow>
        </math:mstyle>
      </math:mtr>
      <math:mtr>
        <math:mstyle math:fontsize="24pt">
          <math:mrow>
            <math:mrow>
              <math:mo math:stretchy="false"></math:mo>
              <math:mrow>
                <math:mrow>
                  <math:mo math:stretchy="false"></math:mo>
                  <math:mrow>
                    <math:mi>u</math:mi>
                    <math:mi>,</math:mi>
                    <math:mi>v</math:mi>
                    <math:mi>,</math:mi>
                    <math:mi>w</math:mi>
                    <math:mi>,</math:mi>
                    <math:mo math:stretchy="false">l</math:mo>
                    <math:mi>,</math:mi>
                    <math:mo math:stretchy="false">m</math:mo>
                    <math:mi>,</math:mi>
                    <math:mo math:stretchy="false">n</math:mo>
                  </math:mrow>
                  <math:mo math:stretchy="false"></math:mo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frac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  <math:mo math:stretchy="false"></math:mo>
                      </math:mfrac>
                    </math:mrow>
                    <math:mrow>
                      <math:mo math:stretchy="false"></math:mo>
                      <math:mrow>
                        <math:mi>u</math:mi>
                        <math:mrow>
                          <math:mo math:stretchy="false">l</math:mo>
                          <math:mo math:stretchy="false"></math:mo>
                          <math:mi>v</math:mi>
                        </math:mrow>
                        <math:mrow>
                          <math:mo math:stretchy="false">m</math:mo>
                          <math:mo math:stretchy="false"></math:mo>
                          <math:mi>w</math:mi>
                        </math:mrow>
                        <math:mo math:stretchy="false">n</math:mo>
                      </math:mrow>
                      <math:mo math:stretchy="false"></math:mo>
                    </math:mrow>
                  </math:mrow>
                </math:msup>
              </math:mrow>
            </math:mrow>
          </math:mrow>
        </math:mstyle>
      </math:mtr>
    </math:mtable>
    <math:annotation math:encoding="StarMath 5.0">{bold V}_pq = {bold K}_p {bold B} {bold K}^{ %dagger }_q newline newline
size 24 { {bold K}_p = left ( matrix{e^{-%i %phi_p} # 0 ## 0 # e^{-%i %phi_p}} right ) equiv e^{-{{2%pi%i}over %lambda} (u_p %l + v_p %m + w_p (%n-1)) } } newline
size 24 { "We have a MeqVisPhaseShift node that computes " } newline
size 24 { %PHI(u,v,w,%l,%m,%n) = e^{-{{2%pi%i} over %lambda} (u%l + v%m + w%n)} }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{pq} = {bold J}_p bold B {bold J}^{ %dagger }_q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table>
            <math:mtr>
              <math:mtd>
                <math:mi math:fontstyle="italic">XX</math:mi>
              </math:mtd>
              <math:mtd>
                <math:mi math:fontstyle="italic">XY</math:mi>
              </math:mtd>
            </math:mtr>
            <math:mtr>
              <math:mtd>
                <math:mi math:fontstyle="italic">YX</math:mi>
              </math:mtd>
              <math:mtd>
                <math:mi math:fontstyle="italic">YY</math:mi>
              </math:mtd>
            </math:mtr>
          </math:mtable>
        </math:mfenced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fenced math:open="" math:close="">
            <math:mtable>
              <math:mtr>
                <math:mtd>
                  <math:mrow>
                    <math:mi>I</math:mi>
                    <math:mo math:stretchy="false"></math:mo>
                    <math:mi>Q</math:mi>
                  </math:mrow>
                </math:mtd>
                <math:mtd>
                  <math:mrow>
                    <math:mrow>
                      <math:mi>U</math:mi>
                      <math:mo math:stretchy="false">−</math:mo>
                      <math:mo math:stretchy="false">i</math:mo>
                    </math:mrow>
                    <math:mi>V</math:mi>
                  </math:mrow>
                </math:mtd>
              </math:mtr>
              <math:mtr>
                <math:mtd>
                  <math:mrow>
                    <math:mrow>
                      <math:mi>U</math:mi>
                      <math:mo math:stretchy="false"></math:mo>
                      <math:mo math:stretchy="false">i</math:mo>
                    </math:mrow>
                    <math:mi>V</math:mi>
                  </math:mrow>
                </math:mtd>
                <math:mtd>
                  <math:mrow>
                    <math:mi>I</math:mi>
                    <math:mo math:stretchy="false">−</math:mo>
                    <math:mi>Q</math:mi>
                  </math:mrow>
                </math:mtd>
              </math:mtr>
            </math:mtable>
          </math:mfenced>
          <math:mo math:stretchy="false"></math:mo>
        </math:mover>
        <math:mstyle math:fontsize="24pt">
          <math:mrow>
            <math:mstyle math:fontweight="bold">
              <math:mrow>
                <math:mi>B</math:mi>
              </math:mrow>
            </math:mstyle>
          </math:mrow>
        </math:mstyle>
      </math:mover>
      <math:mover>
        <math:mover math:accent="true">
          <math:mfenced math:open="" math:close="">
            <math:mtable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</math:mtr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y</math:mi>
                      <math:mrow>
                        <math:mo math:stretchy="false"></math:mo>
                        <math:mi>l</math:mi>
                        <math:mo math:stretchy="false"></math:mo>
                      </math:mrow>
                    </math:mrow>
                  </math:msub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=  
left ( matrix{j_{xx(p)} # j_{xy(p)} ## j_{yx(p)} # j_{yy(p)} } right ) overbrace {size 24 bold J}_p  left ( matrix{I+Q # U- %i V ## U + %i V # I-Q} right ) overbrace size 24 bold B
left ( matrix{{bar j}_{xx(q)} # {bar j}_{yx(q)} ## {bar j}_{xy(q)} # {bar j}_{yy(l)} } right ) overbrace {size 24 bold J}^{%dagger}_q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b>
              <math:mi>J</math:mi>
              <math:mi>p</math:mi>
            </math:msub>
          </math:mrow>
          <math:mi>B</math:mi>
          <math:msubsup>
            <math:mi>J</math:mi>
            <math:mi>q</math:mi>
            <math:mo math:stretchy="false">†</math:mo>
          </math:msubsup>
        </math:mrow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b>
              <math:mi>J</math:mi>
              <math:mrow>
                <math:mn>1,</math:mn>
                <math:mi>p</math:mi>
              </math:mrow>
            </math:msub>
          </math:mrow>
          <math:msub>
            <math:mi>J</math:mi>
            <math:mrow>
              <math:mn>2,</math:mn>
              <math:mi>p</math:mi>
            </math:mrow>
          </math:msub>
          <math:mn>...</math:mn>
          <math:msub>
            <math:mi>J</math:mi>
            <math:mrow>
              <math:mi>n</math:mi>
              <math:mi>,</math:mi>
              <math:mi>p</math:mi>
            </math:mrow>
          </math:msub>
          <math:mi>B</math:mi>
          <math:msup>
            <math:mrow>
              <math:mo math:stretchy="false"></math:mo>
              <math:mrow>
                <math:msub>
                  <math:mi>J</math:mi>
                  <math:mrow>
                    <math:mn>1,</math:mn>
                    <math:mi>q</math:mi>
                  </math:mrow>
                </math:msub>
                <math:msub>
                  <math:mi>J</math:mi>
                  <math:mrow>
                    <math:mn>2,</math:mn>
                    <math:mi>q</math:mi>
                  </math:mrow>
                </math:msub>
                <math:mn>...</math:mn>
                <math:msub>
                  <math:mi>J</math:mi>
                  <math:mrow>
                    <math:mi>n</math:mi>
                    <math:mi>,</math:mi>
                    <math:mi>q</math:mi>
                  </math:mrow>
                </math:msub>
              </math:mrow>
              <math:mo math:stretchy="false"></math:mo>
            </math:mrow>
            <math:mo math:stretchy="false">†</math:mo>
          </math:msup>
        </math:mrow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b>
              <math:mi>J</math:mi>
              <math:mrow>
                <math:mn>1,</math:mn>
                <math:mi>p</math:mi>
              </math:mrow>
            </math:msub>
          </math:mrow>
          <math:msub>
            <math:mi>J</math:mi>
            <math:mrow>
              <math:mn>2,</math:mn>
              <math:mi>p</math:mi>
            </math:mrow>
          </math:msub>
          <math:mn>...</math:mn>
          <math:msub>
            <math:mi>J</math:mi>
            <math:mrow>
              <math:mi>n</math:mi>
              <math:mi>,</math:mi>
              <math:mi>p</math:mi>
            </math:mrow>
          </math:msub>
          <math:mi>B</math:mi>
          <math:msubsup>
            <math:mi>J</math:mi>
            <math:mrow>
              <math:mi>n</math:mi>
              <math:mi>,</math:mi>
              <math:mi>q</math:mi>
            </math:mrow>
            <math:mo math:stretchy="false">†</math:mo>
          </math:msubsup>
          <math:msubsup>
            <math:mi>J</math:mi>
            <math:mrow>
              <math:mrow>
                <math:mi>n</math:mi>
                <math:mo math:stretchy="false">−</math:mo>
                <math:mn>1,</math:mn>
              </math:mrow>
              <math:mi>q</math:mi>
            </math:mrow>
            <math:mo math:stretchy="false">†</math:mo>
          </math:msubsup>
          <math:mn>...</math:mn>
          <math:msubsup>
            <math:mi>J</math:mi>
            <math:mrow>
              <math:mn>1,</math:mn>
              <math:mi>q</math:mi>
            </math:mrow>
            <math:mo math:stretchy="false">†</math:mo>
          </math:msubsup>
        </math:mrow>
      </math:mtr>
    </math:mtable>
    <math:annotation math:encoding="StarMath 5.0">V_{pq} = J_p B J^{ %dagger }_q  newline
V_{pq} = J_{1,p}J_{2,p}...J_{n,p} B (J_{1,q}J_{2,q}...J_{n,q})^{%dagger} newline
V_{pq} = J_{1,p}J_{2,p}...J_{n,p} B J^{%dagger}_{n,q}J^{%dagger}_{n-1,q}...J^{%dagger}_{1,q}
 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i/>
              <math:mtext>is a 'phase shift' term, and is a </math:mtext>
              <math:mstyle math:fontstyle="italic">
                <math:mrow>
                  <math:mtext>scalar</math:mtext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sup>
                            <math:mi>e</math:mi>
                            <math:mrow>
                              <math:mrow>
                                <math:mo math:stretchy="false">−</math:mo>
                                <math:mo math:stretchy="false">i</math:mo>
                              </math:mrow>
                              <math:msub>
                                <math:mo math:stretchy="false"></math:mo>
                                <math:mi>p</math:mi>
                              </math:msub>
                            </math:mrow>
                          </math:msup>
                          <math:mo math:stretchy="false">/</math:mo>
                          <math:mo math:stretchy="false">n</math:mo>
                        </math:mrow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row>
                          <math:msup>
                            <math:mi>e</math:mi>
                            <math:mrow>
                              <math:mrow>
                                <math:mo math:stretchy="false">−</math:mo>
                                <math:mo math:stretchy="false">i</math:mo>
                              </math:mrow>
                              <math:msub>
                                <math:mo math:stretchy="false"></math:mo>
                                <math:mi>p</math:mi>
                              </math:msub>
                            </math:mrow>
                          </math:msup>
                          <math:mo math:stretchy="false">/</math:mo>
                          <math:mo math:stretchy="false">n</math:mo>
                        </math:mrow>
                      </math:mtd>
                    </math:mtr>
                  </math:mtable>
                </math:mfenced>
              </math:mrow>
              <math:mo math:stretchy="false">≡</math:mo>
              <math:mrow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  <math:mo math:stretchy="false">/</math:mo>
                <math:mo math:stretchy="false">n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'Antenna phase' </math:mtext>
                <math:msub>
                  <math:mo math:stretchy="false"></math:mo>
                  <math:mi>p</math:mi>
                </math:msub>
                <math:mtext> is a function of source direction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tenna coordinates </math:mtext>
                <math:msub>
                  <math:mrow>
                    <math:mo math:stretchy="false"></math:mo>
                    <math:mrow>
                      <math:mi>u</math:mi>
                      <math:mi>,</math:mi>
                      <math:mi>v</math:mi>
                      <math:mi>,</math:mi>
                      <math:mi>w</math:mi>
                    </math:mrow>
                    <math:mo math:stretchy="false"></math:mo>
                  </math:mrow>
                  <math:mi>p</math:mi>
                </math:msub>
                <math:mi>,</math:mi>
                <math:mtext> and wavelength </math:mtext>
                <math:mo math:stretchy="false"></math:mo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frac>
                  <math:mrow>
                    <math:mn>2</math:mn>
                    <math:mo math:stretchy="false"></math:mo>
                  </math:mrow>
                  <math:mo math:stretchy="false"></math:mo>
                </math:mfrac>
              </math:mrow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</math:mo>
                <math:mrow>
                  <math:mrow>
                    <math:mo math:stretchy="false">n</math:mo>
                    <math:mo math:stretchy="false">=</math:mo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row>
                  <math:mtext>,  for "small" fields the </math:mtext>
                  <math:mo math:stretchy="false">n</math:mo>
                  <math:mtext> and </math:mtext>
                  <math:mo math:stretchy="false">w</math:mo>
                  <math:mtext> terms may be neglected</math:mtext>
                </math:mrow>
                <math:mo math:stretchy="false"></math:mo>
              </math:mrow>
            </math:mrow>
          </math:mstyle>
        </math:mrow>
      </math:mtr>
    </math:mtable>
    <math:annotation math:encoding="StarMath 5.0">{bold V}_pq = {bold K}_p {bold B} {bold K}^{ %dagger }_q newline newline
size 24 { {bold K}_p ~ "is a 'phase shift' term, and is a " ital "scalar" " Jones matrix:" } newline 
size 24 { {bold K}_p = left ( matrix{e^{-%i %phi_p}/%n # 0 ## 0 # e^{-%i %phi_p}/%n} right ) equiv e^{-%i %phi_p}/%n }newline
alignl size 24 { "'Antenna phase' " %phi_p " is a function of source direction " %l,%m,%n,} newline  
alignl size 24 { "antenna coordinates " (u,v,w)_p, " and wavelength " %lambda: } newline
size 24 { %phi_p = {{2%pi} over %lambda} (u_p %l + v_p %m + w_p (%n-1)) } newline
alignl size 20 { ( %n=sqrt {1-%l^2-%m^2} ",  for \"small\" fields the " %n " and " %w " terms may be neglected"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o math:stretchy="false">i</math:mo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'interferometer phase'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frac>
                  <math:mrow>
                    <math:mn>2</math:mn>
                    <math:mo math:stretchy="false"></math:mo>
                  </math:mrow>
                  <math:mo math:stretchy="false"></math:mo>
                </math:mfrac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text>And for wide-field observations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row>
            <math:msup>
              <math:mi>e</math:mi>
              <math:mrow>
                <math:mo math:stretchy="false">i</math:mo>
                <math:msub>
                  <math:mo math:stretchy="false"></math:mo>
                  <math:mi math:fontstyle="italic">pq</math:mi>
                </math:msub>
              </math:mrow>
            </math:msup>
            <math:mo math:stretchy="false">/</math:mo>
            <math:mo math:stretchy="false">n</math:mo>
          </math:mrow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frac>
                  <math:mrow>
                    <math:mn>2</math:mn>
                    <math:mo math:stretchy="false"></math:mo>
                  </math:mrow>
                  <math:mo math:stretchy="false"></math:mo>
                </math:mfrac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 "'Classic' (scalar) visibility of a source:"} newline
v_pq = I e^{ %i %phi_pq} newline 
size 24 { "where " %phi_{pq} " is 'interferometer phase':" } newline
size 24 { %phi_pq = {{2%pi}over %lambda} (u_pq %l + v_pq %m) } newline
size 24 { "And for wide-field observations:"} newline
v_pq = I e^{ %i %phi_pq}/%n newline 
size 24 { %phi_pq = {{2%pi} over %lambda} (u_pq %l + v_pq %m + w_pq (%n-1))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u</math:mi>
              <math:mi math:fontstyle="italic">pq</math:mi>
            </math:msub>
            <math:mo math:stretchy="false">=</math:mo>
            <math:mrow>
              <math:msub>
                <math:mi>u</math:mi>
                <math:mi>q</math:mi>
              </math:msub>
              <math:mo math:stretchy="false">−</math:mo>
              <math:msub>
                <math:mi>u</math:mi>
                <math:mi>p</math:mi>
              </math:msub>
            </math:mrow>
          </math:mrow>
          <math:mi>,</math:mi>
          <math:mi/>
          <math:mrow>
            <math:msub>
              <math:mi>v</math:mi>
              <math:mi math:fontstyle="italic">pq</math:mi>
            </math:msub>
            <math:mo math:stretchy="false">=</math:mo>
            <math:mrow>
              <math:msub>
                <math:mi>v</math:mi>
                <math:mi>q</math:mi>
              </math:msub>
              <math:mo math:stretchy="false">−</math:mo>
              <math:msub>
                <math:mi>v</math:mi>
                <math:mi>p</math:mi>
              </math:msub>
            </math:mrow>
          </math:mrow>
          <math:mi>,</math:mi>
          <math:mi/>
          <math:mrow>
            <math:msub>
              <math:mi>w</math:mi>
              <math:mi math:fontstyle="italic">pq</math:mi>
            </math:msub>
            <math:mo math:stretchy="false">=</math:mo>
            <math:mrow>
              <math:msub>
                <math:mi>w</math:mi>
                <math:mi>q</math:mi>
              </math:msub>
              <math:mo math:stretchy="false">−</math:mo>
              <math:msub>
                <math:mi>w</math:mi>
                <math:mi>p</math:mi>
              </math:msub>
            </math:mrow>
          </math:mrow>
        </math:mrow>
      </math:mtr>
      <math:mtr>
        <math:mrow>
          <math:mo math:stretchy="false">⇒</math:mo>
          <math:mi/>
          <math:mrow>
            <math:msub>
              <math:mo math:stretchy="false"></math:mo>
              <math:mi math:fontstyle="italic">pq</math:mi>
            </math:msub>
            <math:mo math:stretchy="false">=</math:mo>
            <math:mrow>
              <math:msub>
                <math:mo math:stretchy="false"></math:mo>
                <math:mi>q</math:mi>
              </math:msub>
              <math:mo math:stretchy="false">−</math:mo>
              <math:msub>
                <math:mo math:stretchy="false"></math:mo>
                <math:mi>p</math:mi>
              </math:msub>
            </math:mrow>
          </math:mrow>
          <math:mstyle math:fontsize="24pt">
            <math:mrow>
              <math:mtext>,  and </math:mtext>
            </math:mrow>
          </math:mstyle>
          <math:mi/>
          <math:mrow>
            <math:msup>
              <math:mi>e</math:mi>
              <math:mrow>
                <math:mo math:stretchy="false">i</math:mo>
                <math:msub>
                  <math:mo math:stretchy="false"></math:mo>
                  <math:mi math:fontstyle="italic">pq</math:mi>
                </math:msub>
              </math:mrow>
            </math:msup>
            <math:mo math:stretchy="false">=</math:mo>
            <math:msup>
              <math:mi>e</math:mi>
              <math:mrow>
                <math:mo math:stretchy="false">i</math:mo>
                <math:msub>
                  <math:mo math:stretchy="false"></math:mo>
                  <math:mi>q</math:mi>
                </math:msub>
              </math:mrow>
            </math:msup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>p</math:mi>
              </math:msub>
            </math:mrow>
          </math:msup>
        </math:mrow>
      </math:mtr>
      <math:mtr>
        <math:mrow>
          <math:mo math:stretchy="false">⇒</math:mo>
          <math:mi/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†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enced math:open="" math:close="">
                  <math:mtable>
                    <math:mtr>
                      <math:mtd>
                        <math:mi>I</math:mi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i>I</math:mi>
                      </math:mtd>
                    </math:mtr>
                  </math:mtable>
                </math:mfenced>
              </math:mrow>
            </math:mrow>
          </math:mrow>
        </math:mstyle>
      </math:mtr>
    </math:mtable>
    <math:annotation math:encoding="StarMath 5.0">u_pq = u_q - u_p, ~ v_pq = v_q - v_p,~ w_pq = w_q - w_p newline
drarrow ~ %phi_pq = %phi_q - %phi_p size 24 ",  and " ~ e^{%i %phi_pq} = e^{%i%phi_q} e^{-%i%phi_p} newline
drarrow ~ v_pq = e^{-%i%phi_p}I(e^{-%i%phi_q})^%dagger newline newline
size 24 "compare this to:" newline
{bold V}_pq={bold K}_p bold B {bold K}^{%dagger}_q, newline
size 24 { "with " ~ bold B =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